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ORENO GAVILAN, FRANK CRISTIA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Y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ORENO GAVILAN, FRANK CRISTIA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143197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20.2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80.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80.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4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20:35:5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